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4" style:family="table-cell" style:parent-style-name="Default" style:data-style-name="N13">
      <style:table-cell-properties fo:border="thin solid #000000" style:vertical-align="automatic" fo:background-color="#FFFF00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color="#C9211E" fo:font-weight="bold" style:font-weight-asian="bold" style:font-weight-complex="bold"/>
    </style:style>
    <style:style style:name="ce8" style:family="table-cell" style:parent-style-name="Default" style:data-style-name="N13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13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13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6.0866666666667cm" style:use-optimal-column-width="true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6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6377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RUBRICA DE EVALUACIÓN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PROYECTO – PROGRAMACIÓN AVANZADA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0" table:style-name="ce2">
            <text:p>0</text:p>
          </table:table-cell>
          <table:table-cell office:value-type="float" office:value="0.5" table:style-name="ce2">
            <text:p>0,5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Ponderado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10" table:style-name="ce14">
            <text:p>PROY1</text:p>
          </table:table-cell>
          <table:table-cell office:value-type="string" table:style-name="ce3">
            <text:p>La investigación gira en torno a la solución del problema planteado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.5000000000000003E-2" table:formula="of:=SUMPRODUCT([.C6:.E6];[.$C$5:.$E$5])*[.G6]" table:style-name="ce3">
            <text:p>0,035</text:p>
          </table:table-cell>
          <table:table-cell office:value-type="percentage" office:value="7.0000000000000007E-2" table:style-name="ce4">
            <text:p>7%</text:p>
          </table:table-cell>
          <table:table-cell table:number-columns-repeated="16377"/>
        </table:table-row>
        <table:table-row table:style-name="ro1">
          <table:covered-table-cell/>
          <table:table-cell office:value-type="string" table:style-name="ce3">
            <text:p>Se plantean objetivos concretos (general y específicos)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7.0000000000000007E-2" table:formula="of:=SUMPRODUCT([.C7:.E7];[.$C$5:.$E$5])*[.G7]" table:style-name="ce3">
            <text:p>0,07</text:p>
          </table:table-cell>
          <table:table-cell office:value-type="percentage" office:value="7.0000000000000007E-2" table:style-name="ce4">
            <text:p>7%</text:p>
          </table:table-cell>
          <table:table-cell table:number-columns-repeated="16377"/>
        </table:table-row>
        <table:table-row table:style-name="ro1">
          <table:covered-table-cell/>
          <table:table-cell office:value-type="string" table:style-name="ce3">
            <text:p>Existe información que sirva de base como estado de art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.03" table:formula="of:=SUMPRODUCT([.C8:.E8];[.$C$5:.$E$5])*[.G8]" table:style-name="ce3">
            <text:p>0,03</text:p>
          </table:table-cell>
          <table:table-cell office:value-type="percentage" office:value="0.06" table:style-name="ce4">
            <text:p>6%</text:p>
          </table:table-cell>
          <table:table-cell table:number-columns-repeated="16377"/>
        </table:table-row>
        <table:table-row table:style-name="ro1">
          <table:covered-table-cell/>
          <table:table-cell office:value-type="string" table:style-name="ce3">
            <text:p>En el marco teórico se toman los puntos claves de la investigación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.06" table:formula="of:=SUMPRODUCT([.C9:.E9];[.$C$5:.$E$5])*[.G9]" table:style-name="ce3">
            <text:p>0,06</text:p>
          </table:table-cell>
          <table:table-cell office:value-type="percentage" office:value="0.06" table:style-name="ce4">
            <text:p>6%</text:p>
          </table:table-cell>
          <table:table-cell table:number-columns-repeated="16377"/>
        </table:table-row>
        <table:table-row table:style-name="ro1">
          <table:covered-table-cell/>
          <table:table-cell office:value-type="string" table:style-name="ce3">
            <text:p>Se usan buenas practicas de programación para el desarrollo del progr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4.4999999999999998E-2" table:formula="of:=SUMPRODUCT([.C10:.E10];[.$C$5:.$E$5])*[.G10]" table:style-name="ce3">
            <text:p>0,045</text:p>
          </table:table-cell>
          <table:table-cell office:value-type="percentage" office:value="0.09" table:style-name="ce4">
            <text:p>9%</text:p>
          </table:table-cell>
          <table:table-cell table:number-columns-repeated="16377"/>
        </table:table-row>
        <table:table-row table:style-name="ro1">
          <table:covered-table-cell/>
          <table:table-cell office:value-type="string" table:style-name="ce3">
            <text:p>Los integrantes tienen completo dominio de la estructura del programa desarrollado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.09" table:formula="of:=SUMPRODUCT([.C11:.E11];[.$C$5:.$E$5])*[.G11]" table:style-name="ce3">
            <text:p>0,09</text:p>
          </table:table-cell>
          <table:table-cell office:value-type="percentage" office:value="0.09" table:style-name="ce4">
            <text:p>9%</text:p>
          </table:table-cell>
          <table:table-cell table:number-columns-repeated="16377"/>
        </table:table-row>
        <table:table-row table:style-name="ro1">
          <table:covered-table-cell/>
          <table:table-cell office:value-type="string" table:style-name="ce3">
            <text:p>El código esta documentado y almacenado en un repositorio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.05" table:formula="of:=SUMPRODUCT([.C12:.E12];[.$C$5:.$E$5])*[.G12]" table:style-name="ce3">
            <text:p>0,05</text:p>
          </table:table-cell>
          <table:table-cell office:value-type="percentage" office:value="0.05" table:style-name="ce4">
            <text:p>5%</text:p>
          </table:table-cell>
          <table:table-cell table:number-columns-repeated="16377"/>
        </table:table-row>
        <table:table-row table:style-name="ro1">
          <table:covered-table-cell/>
          <table:table-cell office:value-type="string" table:style-name="ce3">
            <text:p>Las conclusiones del proyecto guardan una estrecha relación con los objetivos planteados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.06" table:formula="of:=SUMPRODUCT([.C13:.E13];[.$C$5:.$E$5])*[.G13]" table:style-name="ce3">
            <text:p>0,06</text:p>
          </table:table-cell>
          <table:table-cell office:value-type="percentage" office:value="0.06" table:style-name="ce4">
            <text:p>6%</text:p>
          </table:table-cell>
          <table:table-cell table:number-columns-repeated="16377"/>
        </table:table-row>
        <table:table-row table:style-name="ro1">
          <table:covered-table-cell/>
          <table:table-cell office:value-type="string" table:style-name="ce3">
            <text:p>Se referencian correctamente las fuentes de consulta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.05" table:formula="of:=SUMPRODUCT([.C14:.E14];[.$C$5:.$E$5])*[.G14]" table:style-name="ce3">
            <text:p>0,05</text:p>
          </table:table-cell>
          <table:table-cell office:value-type="percentage" office:value="0.05" table:style-name="ce4">
            <text:p>5%</text:p>
          </table:table-cell>
          <table:table-cell table:number-columns-repeated="16377"/>
        </table:table-row>
        <table:table-row table:style-name="ro1">
          <table:covered-table-cell/>
          <table:table-cell office:value-type="string" table:style-name="ce3">
            <text:p>Se entregaron los avances en tiempo y forma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0" table:formula="of:=SUMPRODUCT([.C15:.E15];[.$C$5:.$E$5])*[.G15]" table:style-name="ce3">
            <text:p>0</text:p>
          </table:table-cell>
          <table:table-cell office:value-type="percentage" office:value="0.4" table:style-name="ce4">
            <text:p>40%</text:p>
          </table:table-cell>
          <table:table-cell table:number-columns-repeated="16377"/>
        </table:table-row>
        <table:table-row table:style-name="ro2">
          <table:table-cell table:style-name="ce2"/>
          <table:table-cell table:style-name="ce5"/>
          <table:table-cell office:value-type="string" table:number-columns-spanned="3" table:number-rows-spanned="1" table:style-name="ce15">
            <text:p>nota final</text:p>
          </table:table-cell>
          <table:covered-table-cell table:number-columns-repeated="2"/>
          <table:table-cell office:value-type="float" office:value="2.4499999999999997" table:formula="of:=SUM([.F6:.F15])*5" table:style-name="ce7">
            <text:p>2,45</text:p>
          </table:table-cell>
          <table:table-cell office:value-type="percentage" office:value="1" table:formula="of:=SUM([.G6:.G15])" table:style-name="ce8">
            <text:p>100%</text:p>
          </table:table-cell>
          <table:table-cell table:number-columns-repeated="16377"/>
        </table:table-row>
        <table:table-row table:style-name="ro1">
          <table:table-cell table:style-name="ce1"/>
          <table:table-cell table:style-name="ce9"/>
          <table:table-cell table:number-columns-repeated="4" table:style-name="ce10"/>
          <table:table-cell table:style-name="ce8"/>
          <table:table-cell table:number-columns-repeated="16377"/>
        </table:table-row>
        <table:table-row table:style-name="ro3">
          <table:table-cell office:value-type="string" table:style-name="ce11">
            <text:p>PROY2</text:p>
          </table:table-cell>
          <table:table-cell office:value-type="string" table:style-name="ce16">
            <text:p>El documento final debe llevar la siguiente estructura tipo articulo científico:</text:p>
            <text:p>Escrito en Látex</text:p>
            <text:p>1. Titulo</text:p>
            <text:p>2. Autores</text:p>
            <text:p>3. Abstract</text:p>
            <text:p>4. Palabras claves</text:p>
            <text:p>5. Introducción</text:p>
            <text:p>6. Marco Teórico</text:p>
            <text:p>7. Desarrollo del programa</text:p>
            <text:p>8. Conclusiones</text:p>
            <text:p>9. Bibliografía (en .bib)</text:p>
          </table:table-cell>
          <table:table-cell table:number-columns-repeated="2" table:style-name="ce6"/>
          <table:table-cell office:value-type="float" office:value="1" table:style-name="ce6">
            <text:p>1</text:p>
          </table:table-cell>
          <table:table-cell office:value-type="float" office:value="1" table:formula="of:=SUMPRODUCT([.C18:.E18];[.$C$5:.$E$5])*[.G18]" table:style-name="ce6">
            <text:p>1</text:p>
          </table:table-cell>
          <table:table-cell office:value-type="percentage" office:value="1" table:style-name="ce12">
            <text:p>100%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number-columns-spanned="3" table:number-rows-spanned="1" table:style-name="ce15">
            <text:p>nota final</text:p>
          </table:table-cell>
          <table:covered-table-cell table:number-columns-repeated="2"/>
          <table:table-cell office:value-type="float" office:value="5" table:formula="of:=SUM([.F18])*5" table:style-name="ce1">
            <text:p>5</text:p>
          </table:table-cell>
          <table:table-cell office:value-type="percentage" office:value="3" table:formula="of:=SUM([.G6:.G18])" table:style-name="ce13">
            <text:p>300%</text:p>
          </table:table-cell>
          <table:table-cell table:number-columns-repeated="16377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dc:creator>andres escamilla rodriguez</dc:creator>
    <meta:creation-date>2022-11-14T20:05:58Z</meta:creation-date>
    <dc:date>2022-11-23T04:26:24Z</dc:date>
    <meta:editing-cycles>1</meta:editing-cycles>
    <meta:editing-duration>PT47S</meta:editing-duration>
  </office:meta>
</office:document-meta>
</file>